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9b59" officeooo:paragraph-rsid="00079b59"/>
    </style:style>
    <style:style style:name="P2" style:family="paragraph" style:parent-style-name="Standard">
      <style:text-properties officeooo:rsid="000816d8" officeooo:paragraph-rsid="000816d8"/>
    </style:style>
    <style:style style:name="P3" style:family="paragraph" style:parent-style-name="Standard">
      <style:text-properties officeooo:paragraph-rsid="00095219"/>
    </style:style>
    <style:style style:name="P4" style:family="paragraph" style:parent-style-name="Standard">
      <style:text-properties officeooo:rsid="000c6d96" officeooo:paragraph-rsid="000c6d96"/>
    </style:style>
    <style:style style:name="P5" style:family="paragraph" style:parent-style-name="Standard">
      <style:text-properties officeooo:rsid="000c6d96" officeooo:paragraph-rsid="0018222d"/>
    </style:style>
    <style:style style:name="P6" style:family="paragraph" style:parent-style-name="Standard">
      <style:text-properties officeooo:rsid="000f06d6" officeooo:paragraph-rsid="000f06d6"/>
    </style:style>
    <style:style style:name="P7" style:family="paragraph" style:parent-style-name="Standard">
      <style:text-properties officeooo:rsid="000f06d6" officeooo:paragraph-rsid="0028c3b3"/>
    </style:style>
    <style:style style:name="P8" style:family="paragraph" style:parent-style-name="Standard">
      <style:text-properties officeooo:rsid="000f06d6" officeooo:paragraph-rsid="000fa5ff"/>
    </style:style>
    <style:style style:name="P9" style:family="paragraph" style:parent-style-name="Standard">
      <style:text-properties officeooo:rsid="000f06d6" officeooo:paragraph-rsid="002ca8ec"/>
    </style:style>
    <style:style style:name="P10" style:family="paragraph" style:parent-style-name="Standard">
      <style:text-properties officeooo:rsid="000f06d6" officeooo:paragraph-rsid="0018222d"/>
    </style:style>
    <style:style style:name="P11" style:family="paragraph" style:parent-style-name="Standard">
      <style:text-properties officeooo:rsid="000f06d6" officeooo:paragraph-rsid="005e715c"/>
    </style:style>
    <style:style style:name="P12" style:family="paragraph" style:parent-style-name="Standard">
      <style:text-properties officeooo:rsid="000f06d6" officeooo:paragraph-rsid="00624891"/>
    </style:style>
    <style:style style:name="P13" style:family="paragraph" style:parent-style-name="Standard">
      <style:text-properties officeooo:rsid="000fa5ff" officeooo:paragraph-rsid="000f06d6"/>
    </style:style>
    <style:style style:name="P14" style:family="paragraph" style:parent-style-name="Standard">
      <style:text-properties officeooo:rsid="000fa5ff" officeooo:paragraph-rsid="0028c3b3"/>
    </style:style>
    <style:style style:name="P15" style:family="paragraph" style:parent-style-name="Standard">
      <style:text-properties style:text-underline-style="solid" style:text-underline-width="auto" style:text-underline-color="font-color" fo:font-weight="bold" officeooo:rsid="000fa5ff" officeooo:paragraph-rsid="000fa5ff"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fa5ff" officeooo:paragraph-rsid="0028c3b3"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0d2f1" officeooo:paragraph-rsid="0010d2f1"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8b684" officeooo:paragraph-rsid="0038b684"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462dd7" officeooo:paragraph-rsid="00462dd7" style:font-weight-asian="bold" style:font-weight-complex="bold"/>
    </style:style>
    <style:style style:name="P20" style:family="paragraph" style:parent-style-name="Standard">
      <style:text-properties style:text-underline-style="solid" style:text-underline-width="auto" style:text-underline-color="font-color" officeooo:rsid="00252aa1" officeooo:paragraph-rsid="00252aa1"/>
    </style:style>
    <style:style style:name="P21" style:family="paragraph" style:parent-style-name="Standard">
      <style:text-properties style:text-underline-style="solid" style:text-underline-width="auto" style:text-underline-color="font-color" fo:font-weight="normal" officeooo:rsid="00312147" officeooo:paragraph-rsid="00312147" style:font-weight-asian="normal" style:font-weight-complex="normal"/>
    </style:style>
    <style:style style:name="P22" style:family="paragraph" style:parent-style-name="Standard">
      <style:text-properties officeooo:rsid="0010d2f1" officeooo:paragraph-rsid="0010d2f1"/>
    </style:style>
    <style:style style:name="P23" style:family="paragraph" style:parent-style-name="Standard">
      <style:text-properties officeooo:rsid="0018222d" officeooo:paragraph-rsid="0018222d"/>
    </style:style>
    <style:style style:name="P24" style:family="paragraph" style:parent-style-name="Standard">
      <style:text-properties officeooo:rsid="0022a947" officeooo:paragraph-rsid="0022a947"/>
    </style:style>
    <style:style style:name="P25" style:family="paragraph" style:parent-style-name="Standard">
      <style:text-properties officeooo:rsid="0027ef78" officeooo:paragraph-rsid="0028c3b3"/>
    </style:style>
    <style:style style:name="P26" style:family="paragraph" style:parent-style-name="Standard">
      <style:text-properties officeooo:paragraph-rsid="000fa5ff"/>
    </style:style>
    <style:style style:name="P27" style:family="paragraph" style:parent-style-name="Standard">
      <style:text-properties fo:font-style="normal" style:text-underline-style="solid" style:text-underline-width="auto" style:text-underline-color="font-color" fo:font-weight="bold" officeooo:rsid="000f06d6" officeooo:paragraph-rsid="002ca8ec" style:font-style-asian="normal" style:font-weight-asian="bold" style:font-style-complex="normal" style:font-weight-complex="bold"/>
    </style:style>
    <style:style style:name="P28" style:family="paragraph" style:parent-style-name="Standard">
      <style:text-properties fo:font-style="normal" officeooo:rsid="000f06d6" officeooo:paragraph-rsid="002ca8ec" style:font-style-asian="normal" style:font-style-complex="normal"/>
    </style:style>
    <style:style style:name="P29" style:family="paragraph" style:parent-style-name="Standard">
      <style:text-properties officeooo:rsid="003767b9" officeooo:paragraph-rsid="003767b9"/>
    </style:style>
    <style:style style:name="P30" style:family="paragraph" style:parent-style-name="Standard">
      <style:text-properties officeooo:rsid="003767b9" officeooo:paragraph-rsid="0038b684"/>
    </style:style>
    <style:style style:name="P31" style:family="paragraph" style:parent-style-name="Standard">
      <style:text-properties officeooo:rsid="0038b684" officeooo:paragraph-rsid="0038b684"/>
    </style:style>
    <style:style style:name="P32" style:family="paragraph" style:parent-style-name="Standard">
      <style:text-properties officeooo:rsid="0039d69f" officeooo:paragraph-rsid="0039d69f"/>
    </style:style>
    <style:style style:name="P33" style:family="paragraph" style:parent-style-name="Standard">
      <style:text-properties officeooo:rsid="003c06ae" officeooo:paragraph-rsid="003c06ae"/>
    </style:style>
    <style:style style:name="P34" style:family="paragraph" style:parent-style-name="Standard">
      <style:text-properties officeooo:rsid="003e0451" officeooo:paragraph-rsid="003e0451"/>
    </style:style>
    <style:style style:name="P35" style:family="paragraph" style:parent-style-name="Standard">
      <style:text-properties officeooo:rsid="00406891" officeooo:paragraph-rsid="00406891"/>
    </style:style>
    <style:style style:name="P36" style:family="paragraph" style:parent-style-name="Standard">
      <style:paragraph-properties fo:text-align="center" style:justify-single-word="false"/>
      <style:text-properties fo:font-weight="bold" officeooo:rsid="003767b9" officeooo:paragraph-rsid="003767b9" style:font-weight-asian="bold" style:font-weight-complex="bold"/>
    </style:style>
    <style:style style:name="P37" style:family="paragraph" style:parent-style-name="Standard">
      <style:text-properties fo:font-weight="bold" officeooo:rsid="003767b9" officeooo:paragraph-rsid="003767b9" style:font-weight-asian="bold" style:font-weight-complex="bold"/>
    </style:style>
    <style:style style:name="P38" style:family="paragraph" style:parent-style-name="Standard">
      <style:text-properties officeooo:rsid="0042f7b1" officeooo:paragraph-rsid="0042f7b1"/>
    </style:style>
    <style:style style:name="P39" style:family="paragraph" style:parent-style-name="Standard">
      <style:text-properties officeooo:rsid="00448f47" officeooo:paragraph-rsid="00448f47"/>
    </style:style>
    <style:style style:name="P40" style:family="paragraph" style:parent-style-name="Standard">
      <style:text-properties officeooo:rsid="0049c9c9" officeooo:paragraph-rsid="0049c9c9"/>
    </style:style>
    <style:style style:name="P41" style:family="paragraph" style:parent-style-name="Standard">
      <style:text-properties officeooo:rsid="004e37b8" officeooo:paragraph-rsid="0028c3b3"/>
    </style:style>
    <style:style style:name="P42" style:family="paragraph" style:parent-style-name="Standard">
      <style:text-properties officeooo:rsid="004e37b8" officeooo:paragraph-rsid="004e37b8"/>
    </style:style>
    <style:style style:name="P43" style:family="paragraph" style:parent-style-name="Standard">
      <style:text-properties style:font-name="Liberation Serif" fo:font-size="12pt" fo:font-style="normal" officeooo:rsid="000f06d6" officeooo:paragraph-rsid="002ca8ec" style:font-size-asian="12pt" style:font-style-asian="normal" style:font-size-complex="12pt" style:font-style-complex="normal"/>
    </style:style>
    <style:style style:name="P44" style:family="paragraph" style:parent-style-name="Standard">
      <style:text-properties style:font-name="Liberation Serif" fo:font-size="12pt" fo:font-style="normal" officeooo:rsid="0036504b" officeooo:paragraph-rsid="004fa809" fo:background-color="#fff200" style:font-size-asian="12pt" style:font-style-asian="normal" style:font-size-complex="12pt" style:font-style-complex="normal"/>
    </style:style>
    <style:style style:name="P45" style:family="paragraph" style:parent-style-name="Standard">
      <style:text-properties officeooo:rsid="0053bd8d" officeooo:paragraph-rsid="0053bd8d"/>
    </style:style>
    <style:style style:name="P46" style:family="paragraph" style:parent-style-name="Standard">
      <style:text-properties officeooo:rsid="005e715c" officeooo:paragraph-rsid="005e715c"/>
    </style:style>
    <style:style style:name="P47" style:family="paragraph" style:parent-style-name="Standard">
      <style:text-properties officeooo:rsid="000f06d6" officeooo:paragraph-rsid="005e715c" fo:background-color="#fff200"/>
    </style:style>
    <style:style style:name="P48" style:family="paragraph" style:parent-style-name="Standard">
      <style:text-properties officeooo:rsid="0042f7b1" officeooo:paragraph-rsid="005e715c" fo:background-color="#fff200"/>
    </style:style>
    <style:style style:name="P49" style:family="paragraph" style:parent-style-name="Standard">
      <style:text-properties officeooo:rsid="0053bd8d" officeooo:paragraph-rsid="0053bd8d" fo:background-color="#fff200"/>
    </style:style>
    <style:style style:name="P50" style:family="paragraph" style:parent-style-name="Preformatted_20_Text">
      <style:text-properties officeooo:paragraph-rsid="00155016"/>
    </style:style>
    <style:style style:name="P51" style:family="paragraph" style:parent-style-name="Preformatted_20_Text">
      <style:text-properties officeooo:rsid="000f06d6" officeooo:paragraph-rsid="002ca8ec"/>
    </style:style>
    <style:style style:name="P52" style:family="paragraph" style:parent-style-name="Preformatted_20_Text">
      <style:text-properties officeooo:paragraph-rsid="002ca8ec"/>
    </style:style>
    <style:style style:name="P53" style:family="paragraph" style:parent-style-name="Preformatted_20_Text">
      <style:text-properties officeooo:paragraph-rsid="005ad54c"/>
    </style:style>
    <style:style style:name="P54" style:family="paragraph" style:parent-style-name="Preformatted_20_Text">
      <style:text-properties officeooo:paragraph-rsid="005bb889"/>
    </style:style>
    <style:style style:name="P55" style:family="paragraph" style:parent-style-name="Preformatted_20_Text">
      <style:text-properties officeooo:paragraph-rsid="005f5ec1"/>
    </style:style>
    <style:style style:name="P56"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57"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paragraph-rsid="00312147"/>
    </style:style>
    <style:style style:name="P58" style:family="paragraph" style:parent-style-name="Standard">
      <style:text-properties fo:font-style="normal" officeooo:rsid="000f06d6" officeooo:paragraph-rsid="002ca8ec" style:font-style-asian="normal" style:font-style-complex="normal"/>
    </style:style>
    <style:style style:name="P59" style:family="paragraph" style:parent-style-name="Standard">
      <style:text-properties fo:font-style="normal" officeooo:rsid="005e715c" officeooo:paragraph-rsid="005e715c" style:font-style-asian="normal" style:font-style-complex="normal"/>
    </style:style>
    <style:style style:name="P60" style:family="paragraph" style:parent-style-name="Standard">
      <style:text-properties officeooo:rsid="0018222d" officeooo:paragraph-rsid="0018222d"/>
    </style:style>
    <style:style style:name="P61" style:family="paragraph" style:parent-style-name="Standard">
      <style:text-properties officeooo:rsid="0069bcf1" officeooo:paragraph-rsid="0069bcf1"/>
    </style:style>
    <style:style style:name="P62" style:family="paragraph" style:parent-style-name="Standard">
      <style:text-properties officeooo:rsid="00348777"/>
    </style:style>
    <style:style style:name="T1" style:family="text">
      <style:text-properties officeooo:rsid="000f06d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cdc09" style:font-style-asian="normal" style:font-style-complex="normal"/>
    </style:style>
    <style:style style:name="T5" style:family="text">
      <style:text-properties fo:font-style="normal" officeooo:rsid="003f460d" style:font-style-asian="normal" style:font-style-complex="normal"/>
    </style:style>
    <style:style style:name="T6" style:family="text">
      <style:text-properties fo:font-style="normal" officeooo:rsid="004102c8" style:font-style-asian="normal" style:font-style-complex="normal"/>
    </style:style>
    <style:style style:name="T7" style:family="text">
      <style:text-properties fo:font-style="normal" officeooo:rsid="005291fc" style:font-style-asian="normal" style:font-style-complex="normal"/>
    </style:style>
    <style:style style:name="T8" style:family="text">
      <style:text-properties fo:font-style="normal" officeooo:rsid="005ab0fa" style:font-style-asian="normal" style:font-style-complex="normal"/>
    </style:style>
    <style:style style:name="T9" style:family="text">
      <style:text-properties fo:font-style="normal" officeooo:rsid="00668463" style:font-style-asian="normal" style:font-style-complex="normal"/>
    </style:style>
    <style:style style:name="T10" style:family="text">
      <style:text-properties fo:font-style="normal" officeooo:rsid="006ba808" style:font-style-asian="normal" style:font-style-complex="normal"/>
    </style:style>
    <style:style style:name="T11" style:family="text">
      <style:text-properties fo:font-style="normal" style:text-underline-style="solid" style:text-underline-width="auto" style:text-underline-color="font-color" fo:font-weight="bold" officeooo:rsid="0042f7b1"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officeooo:rsid="003e0451"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bold" officeooo:rsid="005291fc" style:font-style-asian="normal" style:font-weight-asian="bold" style:font-style-complex="normal" style:font-weight-complex="bold"/>
    </style:style>
    <style:style style:name="T14" style:family="text">
      <style:text-properties officeooo:rsid="0012edc6"/>
    </style:style>
    <style:style style:name="T15" style:family="text">
      <style:text-properties style:text-underline-style="solid" style:text-underline-width="auto" style:text-underline-color="font-color" fo:font-weight="bold" officeooo:rsid="00155016" style:font-weight-asian="bold" style:font-weight-complex="bold"/>
    </style:style>
    <style:style style:name="T16" style:family="text">
      <style:text-properties style:text-underline-style="solid" style:text-underline-width="auto" style:text-underline-color="font-color" fo:font-weight="bold" officeooo:rsid="000f06d6" style:font-weight-asian="bold" style:font-weight-complex="bold"/>
    </style:style>
    <style:style style:name="T17" style:family="text">
      <style:text-properties fo:background-color="#fff200" loext:char-shading-value="0"/>
    </style:style>
    <style:style style:name="T18" style:family="text">
      <style:text-properties officeooo:rsid="0012edc6" fo:background-color="#fff200" loext:char-shading-value="0"/>
    </style:style>
    <style:style style:name="T19" style:family="text">
      <style:text-properties officeooo:rsid="000f06d6" fo:background-color="#fff200" loext:char-shading-value="0"/>
    </style:style>
    <style:style style:name="T20" style:family="text">
      <style:text-properties officeooo:rsid="00668463" fo:background-color="#fff200" loext:char-shading-value="0"/>
    </style:style>
    <style:style style:name="T21" style:family="text">
      <style:text-properties officeooo:rsid="0038b684" fo:background-color="#fff200" loext:char-shading-value="0"/>
    </style:style>
    <style:style style:name="T22" style:family="text">
      <style:text-properties officeooo:rsid="0038b684" fo:background-color="#fff200" loext:char-shading-value="0"/>
    </style:style>
    <style:style style:name="T23" style:family="text">
      <style:text-properties officeooo:rsid="0019fc4f"/>
    </style:style>
    <style:style style:name="T24" style:family="text">
      <style:text-properties officeooo:rsid="001a02fd"/>
    </style:style>
    <style:style style:name="T25" style:family="text">
      <style:text-properties officeooo:rsid="001b3c9d"/>
    </style:style>
    <style:style style:name="T26" style:family="text">
      <style:text-properties officeooo:rsid="001c2e87"/>
    </style:style>
    <style:style style:name="T27" style:family="text">
      <style:text-properties officeooo:rsid="001c56a3"/>
    </style:style>
    <style:style style:name="T28" style:family="text">
      <style:text-properties officeooo:rsid="001db70c"/>
    </style:style>
    <style:style style:name="T29" style:family="text">
      <style:text-properties officeooo:rsid="0026b9d1"/>
    </style:style>
    <style:style style:name="T30" style:family="text">
      <style:text-properties officeooo:rsid="00274ebc"/>
    </style:style>
    <style:style style:name="T31" style:family="text">
      <style:text-properties officeooo:rsid="002e87cd"/>
    </style:style>
    <style:style style:name="T32" style:family="text">
      <style:text-properties style:font-name="Liberation Serif" fo:font-size="12pt" fo:font-style="normal" style:font-size-asian="12pt" style:font-style-asian="normal" style:font-size-complex="12pt" style:font-style-complex="normal"/>
    </style:style>
    <style:style style:name="T33" style:family="text">
      <style:text-properties officeooo:rsid="0030c7f7"/>
    </style:style>
    <style:style style:name="T34" style:family="text">
      <style:text-properties officeooo:rsid="0036b336"/>
    </style:style>
    <style:style style:name="T35" style:family="text">
      <style:text-properties officeooo:rsid="0038b684"/>
    </style:style>
    <style:style style:name="T36" style:family="text">
      <style:text-properties officeooo:rsid="003b3956"/>
    </style:style>
    <style:style style:name="T37" style:family="text">
      <style:text-properties officeooo:rsid="003e0451"/>
    </style:style>
    <style:style style:name="T38" style:family="text">
      <style:text-properties officeooo:rsid="004102c8"/>
    </style:style>
    <style:style style:name="T39" style:family="text">
      <style:text-properties officeooo:rsid="00411fe5"/>
    </style:style>
    <style:style style:name="T40" style:family="text">
      <style:text-properties officeooo:rsid="0041f612"/>
    </style:style>
    <style:style style:name="T41" style:family="text">
      <style:text-properties officeooo:rsid="00441150"/>
    </style:style>
    <style:style style:name="T42" style:family="text">
      <style:text-properties officeooo:rsid="004e37b8"/>
    </style:style>
    <style:style style:name="T43" style:family="text">
      <style:text-properties officeooo:rsid="004ec2be"/>
    </style:style>
    <style:style style:name="T44" style:family="text">
      <style:text-properties officeooo:rsid="0054e8c4"/>
    </style:style>
    <style:style style:name="T45" style:family="text">
      <style:text-properties officeooo:rsid="005f5ec1"/>
    </style:style>
    <style:style style:name="T46" style:family="text">
      <style:text-properties officeooo:rsid="0063cbbd"/>
    </style:style>
    <style:style style:name="T47" style:family="text">
      <style:text-properties officeooo:rsid="00668463"/>
    </style:style>
    <style:style style:name="T48" style:family="text">
      <style:text-properties officeooo:rsid="006b2522"/>
    </style:style>
    <style:style style:name="T49" style:family="text">
      <style:text-properties officeooo:rsid="006ba808"/>
    </style:style>
    <style:style style:name="T50" style:family="text">
      <style:text-properties officeooo:rsid="006e35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ojan <text:span text:style-name="T24">(Date of documentation: May 26, 2020, last review date Aug 12, 2020)</text:span></text:p>
      <text:p text:style-name="P13"/>
      <text:p text:style-name="P13"/>
      <text:p text:style-name="P16">VPS</text:p>
      <text:p text:style-name="P25">Get VPS <text:span text:style-name="T45">on vultr.</text:span></text:p>
      <text:p text:style-name="P14"/>
      <text:p text:style-name="P15">WEBSITE</text:p>
      <text:p text:style-name="P6"><text:span text:style-name="T26">U</text:span>se namesilo (account: lukas1421, 1<text:span text:style-name="T42">Eakdird</text:span>) to buy a domain name called jlskakaka.xyz for 1 US<text:span text:style-name="T25">D/yr</text:span>. <text:span text:style-name="T33">(username:lukas1421, expires May 25/2021)</text:span></text:p>
      <text:p text:style-name="P42">Go to domain manager, <text:span text:style-name="T43">manage DNS for domain:</text:span></text:p>
      <text:p text:style-name="P12"><text:span text:style-name="T27">Redirect </text:span>the domain name with your VPS IP address. <text:span text:style-name="T14">(DNS A) </text:span></text:p>
      <text:p text:style-name="P12"><text:span text:style-name="T14">(to find out mapping between domain name and IP: </text:span><text:span text:style-name="T18">dig </text:span><text:a xlink:type="simple" xlink:href="http://www.jlskakaka.xyz/" text:style-name="Internet_20_link" text:visited-style-name="Visited_20_Internet_20_Link"><text:span text:style-name="T18">www.jlskakaka.xyz</text:span></text:a><text:span text:style-name="T18"> A </text:span><text:span text:style-name="T14">）</text:span></text:p>
      <text:p text:style-name="P41"/>
      <text:p text:style-name="P7"/>
      <text:p text:style-name="P27">APACHE2</text:p>
      <text:p text:style-name="P9"><text:span text:style-name="T3">Install apache2 </text:span><text:span text:style-name="T4">on </text:span><text:span text:style-name="T3">VPS. </text:span></text:p>
      <text:p text:style-name="P28"/>
      <text:p text:style-name="P44"><text:span text:style-name="T46">$ </text:span><text:span text:style-name="T3">Sudo apt-get install apache2</text:span></text:p>
      <text:p text:style-name="P28"/>
      <text:p text:style-name="P9"><text:span text:style-name="Source_20_Text"><text:span text:style-name="T32">/etc/apache2/sites-enabled/000-default.conf</text:span></text:span><text:span text:style-name="T32">.</text:span></text:p>
      <text:p text:style-name="P43"/>
      <text:p text:style-name="P52"><text:span text:style-name="Source_20_Text"><text:span text:style-name="T1"># Random page</text:span></text:span></text:p>
      <text:p text:style-name="P52"><text:span text:style-name="Source_20_Text"><text:span text:style-name="T19">$ wget http://down.cssmoban.com/cssthemes5/cpts_1679_coq.zip</text:span></text:span></text:p>
      <text:p text:style-name="P52"><text:span text:style-name="Source_20_Text"><text:span text:style-name="T19">$ unzip cpts_1679_coq.zip</text:span></text:span></text:p>
      <text:p text:style-name="P51"/>
      <text:p text:style-name="P52"><text:span text:style-name="Source_20_Text"><text:span text:style-name="T1"># 将解压后的文件，全部移动到/var/www/html下</text:span></text:span></text:p>
      <text:p text:style-name="P52"><text:span text:style-name="Source_20_Text"><text:span text:style-name="T19">$ mv cpts_1679_coq/* /var/www/html</text:span></text:span></text:p>
      <text:p text:style-name="P52"><text:span text:style-name="Source_20_Text"><text:span text:style-name="T19">$ service apache2 reload</text:span></text:span></text:p>
      <text:p text:style-name="P52"><text:span text:style-name="Source_20_Text"/></text:p>
      <text:p text:style-name="P52"><text:span text:style-name="Source_20_Text"><text:span text:style-name="T28">Test to see static webpage in browser (both domain and IP should work).</text:span></text:span></text:p>
      <text:p text:style-name="P55"><text:a xlink:type="simple" xlink:href="http://Www.jlskakaka.xyz/" text:style-name="Internet_20_link" text:visited-style-name="Visited_20_Internet_20_Link"><text:span text:style-name="Source_20_Text"><text:span text:style-name="T45">Www.jlskakaka.xyz</text:span></text:span></text:a></text:p>
      <text:p text:style-name="P55"><text:span text:style-name="Source_20_Text"/></text:p>
      <text:p text:style-name="P51"><text:span text:style-name="Source_20_Text"/></text:p>
      <text:p text:style-name="P7"/>
      <text:p text:style-name="P17">SSL Key</text:p>
      <text:p text:style-name="P22">Aliyun DV SSL <text:s/><text:span text:style-name="T31">Digicert </text:span>(free)</text:p>
      <text:p text:style-name="P22"><text:span text:style-name="T26">V</text:span>erify SSL on your domain management <text:span text:style-name="T29">through (DNS text).</text:span></text:p>
      <text:p text:style-name="P23"><text:span text:style-name="T30">If approved after 1 day, d</text:span>ownload the SSL key <text:span text:style-name="T23">from aliyun</text:span> and upload it to VPS:</text:p>
      <text:p text:style-name="P23"/>
      <text:p text:style-name="P61">(scp is a from and to relationship, <text:span text:style-name="T48">the following command is uploading to the VPS</text:span>)</text:p>
      <text:p text:style-name="P5"><text:span text:style-name="T20">$ </text:span><text:span text:style-name="T17">scp -r /home/l/Downloads/3967613_jlskakaka.xyz_other.zip <text:s/></text:span><text:a xlink:type="simple" xlink:href="mailto:root@217.69.5.88" text:style-name="Internet_20_link" text:visited-style-name="Visited_20_Internet_20_Link"><text:span text:style-name="T17">root@217.69.5.88</text:span></text:a><text:span text:style-name="T17">:/root</text:span></text:p>
      <text:p text:style-name="P10"/>
      <text:p text:style-name="P45">Then unzip by: </text:p>
      <text:p text:style-name="P49"><text:span text:style-name="T47">$ </text:span>unzip 3967613_jlskakaka.xyz_other.zip</text:p>
      <text:p text:style-name="P8"/>
      <text:p text:style-name="P15">TROJAN</text:p>
      <text:p text:style-name="P6">Install trojan on the VPS AND local: https://raw.githubusercontent.com/trojan-gfw/trojan-quickstart/master/trojan-quickstart.sh.</text:p>
      <text:p text:style-name="P6"/>
      <text:p text:style-name="P11">Start trojan :</text:p>
      <text:p text:style-name="P46">Server:</text:p>
      <text:p text:style-name="P47"><text:soft-page-break/><text:span text:style-name="T9">$ </text:span><text:span text:style-name="T3">trojan /usr/local/etc/trojan/config.json </text:span></text:p>
      <text:p text:style-name="P59">Local:</text:p>
      <text:p text:style-name="P48"><text:span text:style-name="T9">$ </text:span><text:span text:style-name="T3">Trojan /opt/trojan/config.json</text:span></text:p>
      <text:p text:style-name="P26"><text:span text:style-name="Source_20_Text"><text:span text:style-name="T3"/></text:span></text:p>
      <text:p text:style-name="P54"><text:span text:style-name="Source_20_Text"><text:span text:style-name="T16">Server Config (ON VPS </text:span></text:span><text:span text:style-name="Source_20_Text"><text:span text:style-name="T12">/usr/local/etc/</text:span></text:span><text:span text:style-name="Source_20_Text"><text:span text:style-name="T13">trojan</text:span></text:span><text:span text:style-name="Source_20_Text"><text:span text:style-name="T12">/config.json</text:span></text:span><text:span text:style-name="Source_20_Text"><text:span text:style-name="T16">)</text:span></text:span></text:p>
      <text:p text:style-name="P50"><text:span text:style-name="Source_20_Text"/></text:p>
      <text:p text:style-name="P50"><text:span text:style-name="Source_20_Text">{</text:span></text:p>
      <text:p text:style-name="P50"><text:span text:style-name="Source_20_Text"><text:s text:c="4"/>"run_type": "server",</text:span></text:p>
      <text:p text:style-name="P50"><text:span text:style-name="Source_20_Text"><text:s text:c="4"/>"local_addr": "0.0.0.0",</text:span></text:p>
      <text:p text:style-name="P50"><text:span text:style-name="Source_20_Text"><text:s text:c="4"/>"local_port": 443,</text:span></text:p>
      <text:p text:style-name="P50"><text:span text:style-name="Source_20_Text"><text:s text:c="4"/>"remote_addr": "127.0.0.1",</text:span></text:p>
      <text:p text:style-name="P50"><text:span text:style-name="Source_20_Text"><text:s text:c="4"/>"remote_port": 80,</text:span></text:p>
      <text:p text:style-name="P50"><text:span text:style-name="Source_20_Text"><text:s text:c="4"/>"password": [</text:span></text:p>
      <text:p text:style-name="P50"><text:span text:style-name="Source_20_Text"><text:s text:c="8"/>"1Eakdird"</text:span></text:p>
      <text:p text:style-name="P50"><text:span text:style-name="Source_20_Text"><text:s text:c="4"/>],</text:span></text:p>
      <text:p text:style-name="P50"><text:span text:style-name="Source_20_Text"><text:s text:c="4"/>"log_level": 1,</text:span></text:p>
      <text:p text:style-name="P50"><text:span text:style-name="Source_20_Text"><text:s text:c="4"/>"ssl": {</text:span></text:p>
      <text:p text:style-name="P50"><text:span text:style-name="Source_20_Text"><text:s text:c="8"/>"cert": "/</text:span><text:span text:style-name="Source_20_Text"><text:span text:style-name="T34">root</text:span></text:span><text:span text:style-name="Source_20_Text">/3967613_jlskakaka.xyz.pem",</text:span></text:p>
      <text:p text:style-name="P50"><text:span text:style-name="Source_20_Text"><text:s text:c="8"/>"key": "/</text:span><text:span text:style-name="Source_20_Text"><text:span text:style-name="T34">root</text:span></text:span><text:span text:style-name="Source_20_Text">/3967613_jlskakaka.xyz.key",</text:span></text:p>
      <text:p text:style-name="P50"><text:span text:style-name="Source_20_Text"><text:s text:c="8"/>"key_password": "",</text:span></text:p>
      <text:p text:style-name="P50"><text:span text:style-name="Source_20_Text"><text:s text:c="8"/>"cipher": "ECDHE-ECDSA-AES128-GCM-SHA256:ECDHE-RSA-AES128-GCM-SHA256:ECDHE-ECDSA-AES256-GCM-SHA384:ECDHE-RSA-AES256-GCM-SHA384:ECDHE-ECDSA-CHACHA20-POLY1305:ECDHE-RSA-CHACHA20-POLY1305:DHE-RSA-AES128-GCM-SHA256:DHE-RSA-AES256-GCM-SHA384",</text:span></text:p>
      <text:p text:style-name="P50"><text:span text:style-name="Source_20_Text"><text:s text:c="8"/>"cipher_tls13": "TLS_AES_128_GCM_SHA256:TLS_CHACHA20_POLY1305_SHA256:TLS_AES_256_GCM_SHA384",</text:span></text:p>
      <text:p text:style-name="P50"><text:span text:style-name="Source_20_Text"><text:s text:c="8"/>"prefer_server_cipher": true,</text:span></text:p>
      <text:p text:style-name="P50"><text:span text:style-name="Source_20_Text"><text:s text:c="8"/>"alpn": [</text:span></text:p>
      <text:p text:style-name="P50"><text:span text:style-name="Source_20_Text"><text:s text:c="12"/>"http/1.1"</text:span></text:p>
      <text:p text:style-name="P50"><text:span text:style-name="Source_20_Text"><text:s text:c="8"/>],</text:span></text:p>
      <text:p text:style-name="P50"><text:span text:style-name="Source_20_Text"><text:s text:c="8"/>"alpn_port_override": {</text:span></text:p>
      <text:p text:style-name="P50"><text:span text:style-name="Source_20_Text"><text:s text:c="12"/>"h2": 81</text:span></text:p>
      <text:p text:style-name="P50"><text:span text:style-name="Source_20_Text"><text:s text:c="8"/>},</text:span></text:p>
      <text:p text:style-name="P50"><text:span text:style-name="Source_20_Text"><text:s text:c="8"/>"reuse_session": true,</text:span></text:p>
      <text:p text:style-name="P50"><text:span text:style-name="Source_20_Text"><text:s text:c="8"/>"session_ticket": false,</text:span></text:p>
      <text:p text:style-name="P50"><text:span text:style-name="Source_20_Text"><text:s text:c="8"/>"session_timeout": 600,</text:span></text:p>
      <text:p text:style-name="P50"><text:span text:style-name="Source_20_Text"><text:s text:c="8"/>"plain_http_response": "",</text:span></text:p>
      <text:p text:style-name="P50"><text:span text:style-name="Source_20_Text"><text:s text:c="8"/>"curves": "",</text:span></text:p>
      <text:p text:style-name="P50"><text:span text:style-name="Source_20_Text"><text:s text:c="8"/>"dhparam": ""</text:span></text:p>
      <text:p text:style-name="P50"><text:span text:style-name="Source_20_Text"><text:s text:c="4"/>},</text:span></text:p>
      <text:p text:style-name="P50"><text:span text:style-name="Source_20_Text"><text:s text:c="4"/>"tcp": {</text:span></text:p>
      <text:p text:style-name="P50"><text:span text:style-name="Source_20_Text"><text:s text:c="8"/>"prefer_ipv4": false,</text:span></text:p>
      <text:p text:style-name="P50"><text:span text:style-name="Source_20_Text"><text:s text:c="8"/>"no_delay": true,</text:span></text:p>
      <text:p text:style-name="P50"><text:span text:style-name="Source_20_Text"><text:s text:c="8"/>"keep_alive": true,</text:span></text:p>
      <text:p text:style-name="P50"><text:span text:style-name="Source_20_Text"><text:s text:c="8"/>"reuse_port": false,</text:span></text:p>
      <text:p text:style-name="P50"><text:span text:style-name="Source_20_Text"><text:s text:c="8"/>"fast_open": false,</text:span></text:p>
      <text:p text:style-name="P50"><text:span text:style-name="Source_20_Text"><text:s text:c="8"/>"fast_open_qlen": 20</text:span></text:p>
      <text:p text:style-name="P50"><text:span text:style-name="Source_20_Text"><text:s text:c="4"/>},</text:span></text:p>
      <text:p text:style-name="P50"><text:span text:style-name="Source_20_Text"><text:s text:c="4"/>"mysql": {</text:span></text:p>
      <text:p text:style-name="P50"><text:span text:style-name="Source_20_Text"><text:s text:c="8"/>"enabled": false,</text:span></text:p>
      <text:p text:style-name="P50"><text:span text:style-name="Source_20_Text"><text:s text:c="8"/>"server_addr": "127.0.0.1",</text:span></text:p>
      <text:p text:style-name="P50"><text:span text:style-name="Source_20_Text"><text:s text:c="8"/>"server_port": 3306,</text:span></text:p>
      <text:p text:style-name="P50"><text:span text:style-name="Source_20_Text"><text:s text:c="8"/>"database": "trojan",</text:span></text:p>
      <text:p text:style-name="P50"><text:span text:style-name="Source_20_Text"><text:s text:c="8"/>"username": "trojan",</text:span></text:p>
      <text:p text:style-name="P50"><text:span text:style-name="Source_20_Text"><text:s text:c="8"/>"password": "",</text:span></text:p>
      <text:p text:style-name="P50"><text:span text:style-name="Source_20_Text"><text:s text:c="8"/>"cafile": ""</text:span></text:p>
      <text:p text:style-name="P50"><text:span text:style-name="Source_20_Text"><text:s text:c="4"/>}</text:span></text:p>
      <text:p text:style-name="P50"><text:span text:style-name="Source_20_Text">}</text:span></text:p>
      <text:p text:style-name="P50"><text:soft-page-break/><text:span text:style-name="Source_20_Text"/></text:p>
      <text:p text:style-name="P50"><text:span text:style-name="Source_20_Text"/></text:p>
      <text:p text:style-name="P50"><text:span text:style-name="Source_20_Text"/></text:p>
      <text:p text:style-name="P53"><text:span text:style-name="Source_20_Text"><text:span text:style-name="T16">Lo</text:span></text:span><text:span text:style-name="Source_20_Text"><text:span text:style-name="T15">cal Client Config (ON Local </text:span></text:span><text:span text:style-name="Source_20_Text"><text:span text:style-name="T11">/opt/trojan/config.json</text:span></text:span><text:span text:style-name="Source_20_Text"><text:span text:style-name="T15">)</text:span></text:span></text:p>
      <text:p text:style-name="Preformatted_20_Text"><text:span text:style-name="Source_20_Text">{</text:span></text:p>
      <text:p text:style-name="Preformatted_20_Text"><text:span text:style-name="Source_20_Text"><text:s text:c="4"/>"run_type": "client",</text:span></text:p>
      <text:p text:style-name="Preformatted_20_Text"><text:span text:style-name="Source_20_Text"><text:s text:c="4"/>"local_addr": "127.0.0.1",</text:span></text:p>
      <text:p text:style-name="Preformatted_20_Text"><text:span text:style-name="Source_20_Text"><text:s text:c="4"/>"local_port": 1080,</text:span></text:p>
      <text:p text:style-name="Preformatted_20_Text"><text:span text:style-name="Source_20_Text"><text:s text:c="4"/>"remote_addr": "jlskakaka.xyz",</text:span></text:p>
      <text:p text:style-name="Preformatted_20_Text"><text:span text:style-name="Source_20_Text"><text:s text:c="4"/>"remote_port": 443,</text:span></text:p>
      <text:p text:style-name="Preformatted_20_Text"><text:span text:style-name="Source_20_Text"><text:s text:c="4"/>"password": [</text:span></text:p>
      <text:p text:style-name="Preformatted_20_Text"><text:span text:style-name="Source_20_Text"><text:s text:c="8"/>"1Eakdird"</text:span></text:p>
      <text:p text:style-name="Preformatted_20_Text"><text:span text:style-name="Source_20_Text"><text:s text:c="4"/>],</text:span></text:p>
      <text:p text:style-name="Preformatted_20_Text"><text:span text:style-name="Source_20_Text"><text:s text:c="4"/>"log_level": 1,</text:span></text:p>
      <text:p text:style-name="Preformatted_20_Text"><text:span text:style-name="Source_20_Text"><text:s text:c="4"/>"ssl": {</text:span></text:p>
      <text:p text:style-name="Preformatted_20_Text"><text:span text:style-name="Source_20_Text"><text:s text:c="8"/>"cert": "/opt/certs/3967613_jlskakaka.xyz.pem",</text:span></text:p>
      <text:p text:style-name="Preformatted_20_Text"><text:span text:style-name="Source_20_Text"><text:s text:c="8"/>"key": "/opt/certs/3967613_jlskakaka.xyz.key",</text:span></text:p>
      <text:p text:style-name="Preformatted_20_Text"><text:span text:style-name="Source_20_Text"><text:s text:c="8"/>"key_password": "",</text:span></text:p>
      <text:p text:style-name="Preformatted_20_Text"><text:span text:style-name="Source_20_Text"><text:s text:c="8"/>"cipher": "ECDHE-ECDSA-AES128-GCM-SHA256:ECDHE-RSA-AES128-GCM-SHA256:ECDHE-ECDSA-AES256-GCM-SHA384:ECDHE-RSA-AES256-GCM-SHA384:ECDHE-ECDSA-CHACHA20-POLY1305:ECDHE-RSA-CHACHA20-POLY1305:DHE-RSA-AES128-GCM-SHA256:DHE-RSA-AES256-GCM-SHA384",</text:span></text:p>
      <text:p text:style-name="Preformatted_20_Text"><text:span text:style-name="Source_20_Text"><text:s text:c="8"/>"cipher_tls13": "TLS_AES_128_GCM_SHA256:TLS_CHACHA20_POLY1305_SHA256:TLS_AES_256_GCM_SHA384",</text:span></text:p>
      <text:p text:style-name="Preformatted_20_Text"><text:span text:style-name="Source_20_Text"><text:s text:c="8"/>"prefer_server_cipher": true,</text:span></text:p>
      <text:p text:style-name="Preformatted_20_Text"><text:span text:style-name="Source_20_Text"><text:s text:c="8"/>"alpn": [</text:span></text:p>
      <text:p text:style-name="Preformatted_20_Text"><text:span text:style-name="Source_20_Text"><text:s text:c="12"/>"http/1.1"</text:span></text:p>
      <text:p text:style-name="Preformatted_20_Text"><text:span text:style-name="Source_20_Text"><text:s text:c="8"/>],</text:span></text:p>
      <text:p text:style-name="Preformatted_20_Text"><text:span text:style-name="Source_20_Text"><text:s text:c="8"/>"alpn_port_override": {</text:span></text:p>
      <text:p text:style-name="Preformatted_20_Text"><text:span text:style-name="Source_20_Text"><text:s text:c="12"/>"h2": 81</text:span></text:p>
      <text:p text:style-name="Preformatted_20_Text"><text:span text:style-name="Source_20_Text"><text:s text:c="8"/>},</text:span></text:p>
      <text:p text:style-name="Preformatted_20_Text"><text:span text:style-name="Source_20_Text"><text:s text:c="8"/>"reuse_session": true,</text:span></text:p>
      <text:p text:style-name="Preformatted_20_Text"><text:span text:style-name="Source_20_Text"><text:s text:c="8"/>"session_ticket": false,</text:span></text:p>
      <text:p text:style-name="Preformatted_20_Text"><text:span text:style-name="Source_20_Text"><text:s text:c="8"/>"session_timeout": 600,</text:span></text:p>
      <text:p text:style-name="Preformatted_20_Text"><text:span text:style-name="Source_20_Text"><text:s text:c="8"/>"plain_http_response": "",</text:span></text:p>
      <text:p text:style-name="Preformatted_20_Text"><text:span text:style-name="Source_20_Text"><text:s text:c="8"/>"curves": "",</text:span></text:p>
      <text:p text:style-name="Preformatted_20_Text"><text:span text:style-name="Source_20_Text"><text:s text:c="8"/>"dhparam": ""</text:span></text:p>
      <text:p text:style-name="Preformatted_20_Text"><text:span text:style-name="Source_20_Text"><text:s text:c="4"/>},</text:span></text:p>
      <text:p text:style-name="Preformatted_20_Text"><text:span text:style-name="Source_20_Text"><text:s text:c="4"/>"tcp": {</text:span></text:p>
      <text:p text:style-name="Preformatted_20_Text"><text:span text:style-name="Source_20_Text"><text:s text:c="8"/>"prefer_ipv4": false,</text:span></text:p>
      <text:p text:style-name="Preformatted_20_Text"><text:span text:style-name="Source_20_Text"><text:s text:c="8"/>"no_delay": true,</text:span></text:p>
      <text:p text:style-name="Preformatted_20_Text"><text:span text:style-name="Source_20_Text"><text:s text:c="8"/>"keep_alive": true,</text:span></text:p>
      <text:p text:style-name="Preformatted_20_Text"><text:span text:style-name="Source_20_Text"><text:s text:c="8"/>"reuse_port": false,</text:span></text:p>
      <text:p text:style-name="Preformatted_20_Text"><text:span text:style-name="Source_20_Text"><text:s text:c="8"/>"fast_open": false,</text:span></text:p>
      <text:p text:style-name="Preformatted_20_Text"><text:span text:style-name="Source_20_Text"><text:s text:c="8"/>"fast_open_qlen": 20</text:span></text:p>
      <text:p text:style-name="Preformatted_20_Text"><text:span text:style-name="Source_20_Text"><text:s text:c="4"/>},</text:span></text:p>
      <text:p text:style-name="Preformatted_20_Text"><text:span text:style-name="Source_20_Text"><text:s text:c="4"/>"mysql": {</text:span></text:p>
      <text:p text:style-name="Preformatted_20_Text"><text:span text:style-name="Source_20_Text"><text:s text:c="8"/>"enabled": false,</text:span></text:p>
      <text:p text:style-name="Preformatted_20_Text"><text:span text:style-name="Source_20_Text"><text:s text:c="8"/>"server_addr": "127.0.0.1",</text:span></text:p>
      <text:p text:style-name="Preformatted_20_Text"><text:span text:style-name="Source_20_Text"><text:s text:c="8"/>"server_port": 3306,</text:span></text:p>
      <text:p text:style-name="Preformatted_20_Text"><text:span text:style-name="Source_20_Text"><text:s text:c="8"/>"database": "trojan",</text:span></text:p>
      <text:p text:style-name="Preformatted_20_Text"><text:span text:style-name="Source_20_Text"><text:s text:c="8"/>"username": "trojan",</text:span></text:p>
      <text:p text:style-name="Preformatted_20_Text"><text:span text:style-name="Source_20_Text"><text:s text:c="8"/>"password": "",</text:span></text:p>
      <text:p text:style-name="Preformatted_20_Text"><text:span text:style-name="Source_20_Text"><text:s text:c="8"/>"cafile": ""</text:span></text:p>
      <text:p text:style-name="Preformatted_20_Text"><text:span text:style-name="Source_20_Text"><text:s text:c="4"/>}</text:span></text:p>
      <text:p text:style-name="Preformatted_20_Text"><text:span text:style-name="Source_20_Text">}</text:span></text:p>
      <text:p text:style-name="P56"/>
      <text:p text:style-name="Standard"/>
      <text:p text:style-name="P24"><text:soft-page-break/>useful websites:</text:p>
      <text:p text:style-name="P24"/>
      <text:p text:style-name="P20">For Download Trojan:</text:p>
      <text:p text:style-name="P24">https://github.com/trojan-gfw/trojan/wiki/Binary-&amp;-Package-Distributions</text:p>
      <text:p text:style-name="Standard"><text:a xlink:type="simple" xlink:href="https://amos-x.com/index.php/amos/archives/centos7-trojan/" text:style-name="Internet_20_link" text:visited-style-name="Visited_20_Internet_20_Link"/></text:p>
      <text:p text:style-name="P20">For SSL:</text:p>
      <text:p text:style-name="Standard"><text:a xlink:type="simple" xlink:href="https://amos-x.com/index.php/amos/archives/centos7-trojan/" text:style-name="Internet_20_link" text:visited-style-name="Visited_20_Internet_20_Link">https://amos-x.com/index.php/amos/archives/centos7-trojan/</text:a></text:p>
      <text:p text:style-name="Standard"/>
      <text:p text:style-name="P21">APACHE2：</text:p>
      <text:p text:style-name="Standard">https://ubuntu.com/tutorials/install-and-configure-apache#3-creating-your-own-website</text:p>
      <text:p text:style-name="P57"/>
      <text:p text:style-name="Standard"/>
      <text:p text:style-name="Standard">namesilo <text:span text:style-name="T44">(lukas1421, 1Eakdird)</text:span></text:p>
      <text:p text:style-name="Standard">jlskakaka.xyz</text:p>
      <text:p text:style-name="Standard"/>
      <text:p text:style-name="P1">Manage namesilo domains:</text:p>
      <text:p text:style-name="Standard">https://www.namesilo.com/account_domain_manage_dns.php</text:p>
      <text:p text:style-name="Standard"/>
      <text:p text:style-name="P3">阿里雲username：</text:p>
      <text:p text:style-name="Standard">shijiluke_1 <text:span text:style-name="T50">1Eakdird</text:span></text:p>
      <text:p text:style-name="Standard">DigiCert 免费版 SSL</text:p>
      <text:p text:style-name="P62"/>
      <text:p text:style-name="P36"><text:span text:style-name="T40">2020.</text:span>6.6 Update</text:p>
      <text:p text:style-name="P29">Reinstall procedure:</text:p>
      <text:p text:style-name="P19">Vultr</text:p>
      <text:p text:style-name="P39">Buy another server on Vultr and ping it to make sure it is working. </text:p>
      <text:p text:style-name="P29"/>
      <text:p text:style-name="P37">NameSilo:</text:p>
      <text:p text:style-name="P30">Need to redirect DNS. Associate the website page name (jlskakaka.xyz) to the newly registered VPS IP address. <text:span text:style-name="T35">The association will take some time to become effective. The way to test whether the new link has been successfully established is by doing </text:span></text:p>
      <text:p text:style-name="P30"><text:span text:style-name="T22">dig </text:span><text:a xlink:type="simple" xlink:href="http://www.jlskakaka.xyz/" text:style-name="Internet_20_link" text:visited-style-name="Visited_20_Internet_20_Link"><text:span text:style-name="T22">www.jlskakaka.xyz</text:span></text:a><text:span text:style-name="T22"> A</text:span><text:span text:style-name="T35"> (#this will list in detail the IP address to which the domain refers to and you should see your IP address listed here if the re-association has been successful)</text:span> </text:p>
      <text:p text:style-name="P29"/>
      <text:p text:style-name="P18">Server:</text:p>
      <text:p text:style-name="P31">1. Reinstall Apache, and the website as per above.</text:p>
      <text:p text:style-name="P32"/>
      <text:p text:style-name="P32">2. Test the website without any VPN to see whether you can see the webpage (the success of which will depend on the correct resolution of the domain name to the VPS IP address, as well as the fact that the IP address has not been GFW-ed.<text:span text:style-name="T36">)</text:span></text:p>
      <text:p text:style-name="P35"><text:soft-page-break/></text:p>
      <text:p text:style-name="P35">3. Upload the certificate with the scp -r command above <text:span text:style-name="T38">and unzip. The path to the certs are </text:span><text:span text:style-name="T6">//root/3967613xxxxx.pem</text:span></text:p>
      <text:p text:style-name="P33"/>
      <text:p text:style-name="P33"><text:span text:style-name="T39">4</text:span>. Once the website is accessible. Go to VPS to install trojan.</text:p>
      <text:p text:style-name="P33"><text:span text:style-name="T49">$ w</text:span>get <text:a xlink:type="simple" xlink:href="https://raw.githubusercontent.com/trojan-gfw/trojan-quickstart/master/trojan-quickstart.sh" text:style-name="Internet_20_link" text:visited-style-name="Visited_20_Internet_20_Link"><text:span text:style-name="T1">https://raw.githubusercontent.com/trojan-gfw/trojan-quickstart/master/trojan-quickstart.sh</text:span></text:a><text:span text:style-name="T1">.</text:span></text:p>
      <text:p text:style-name="P33"><text:span text:style-name="T49">$ c</text:span>hmod +x trojan-quickstart.sh</text:p>
      <text:p text:style-name="P33"><text:span text:style-name="T49">$ </text:span>sudo ./trojan-quickstart.sh (#this will install trojan in <text:span text:style-name="T2">/ usr / local / bin / trojan. </text:span><text:span text:style-name="T3"><text:s/>The config file is in / usr /local/etc/</text:span><text:span text:style-name="T8">trojan/</text:span><text:span text:style-name="T3">config.json)</text:span></text:p>
      <text:p text:style-name="P34"><text:span text:style-name="T10">$</text:span><text:span text:style-name="T3"> trojan /usr/local/etc/</text:span><text:span text:style-name="T7">trojan</text:span><text:span text:style-name="T3">/config.json </text:span><text:span text:style-name="T5">(#edit the json file)</text:span></text:p>
      <text:p text:style-name="P31"/>
      <text:p text:style-name="P18">Client:</text:p>
      <text:p text:style-name="P31">On the client side, nothing needs to be done. <text:span text:style-name="T41">Run the following to initiate trojan on the client side:</text:span> </text:p>
      <text:p text:style-name="P38"><text:span text:style-name="T49">$</text:span> Trojan <text:span text:style-name="T3">/opt/trojan/config.j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08:46:41.539019829</meta:creation-date>
    <dc:date>2020-08-12T22:58:46.369753528</dc:date>
    <meta:editing-duration>PT4H24M9S</meta:editing-duration>
    <meta:editing-cycles>102</meta:editing-cycles>
    <meta:generator>LibreOffice/6.0.7.3$Linux_X86_64 LibreOffice_project/00m0$Build-3</meta:generator>
    <meta:document-statistic meta:table-count="0" meta:image-count="0" meta:object-count="0" meta:page-count="5" meta:paragraph-count="166" meta:word-count="663" meta:character-count="6273" meta:non-whitespace-character-count="5146"/>
  </office:meta>
</office:document-meta>
</file>